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&gt;10*[.$M3]" style:apply-style-name="red" style:base-cell-address="Sheet1.C3"/>
      <style:map style:condition="cell-content()=[.$M3]" style:apply-style-name="green" style:base-cell-address="Sheet1.C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Tamandu</text:p>
          </table:table-cell>
          <table:table-cell table:style-name="Default"/>
          <table:table-cell office:value-type="string" calcext:value-type="string">
            <text:p>Synquid</text:p>
          </table:table-cell>
          <table:table-cell table:style-name="Default"/>
          <table:table-cell office:value-type="string" calcext:value-type="string">
            <text:p>Escher</text:p>
          </table:table-cell>
          <table:table-cell table:style-name="Default"/>
          <table:table-cell office:value-type="string" calcext:value-type="string">
            <text:p>Lambda square</text:p>
          </table:table-cell>
          <table:table-cell table:style-name="Default"/>
          <table:table-cell office:value-type="string" calcext:value-type="string">
            <text:p>Myth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ec size in nof examples</text:p>
          </table:table-cell>
          <table:table-cell table:style-name="Default" office:value-type="string" calcext:value-type="string">
            <text:p><text:s/>time with blacklist (s) nof_nodes_simple_types 37</text:p>
          </table:table-cell>
          <table:table-cell office:value-type="string" calcext:value-type="string">
            <text:p>spec size in AST nodes</text:p>
          </table:table-cell>
          <table:table-cell table:style-name="Default" office:value-type="string" calcext:value-type="string">
            <text:p>tiime (s)</text:p>
          </table:table-cell>
          <table:table-cell office:value-type="string" calcext:value-type="string">
            <text:p>spec size (unknown)</text:p>
          </table:table-cell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spec size (nof examples)</text:p>
          </table:table-cell>
          <table:table-cell table:style-name="Default" office:value-type="string" calcext:value-type="string">
            <text:p>time (s)</text:p>
          </table:table-cell>
          <table:table-cell office:value-type="string" calcext:value-type="string">
            <text:p>spec size (nof examples)</text:p>
          </table:table-cell>
          <table:table-cell table:style-name="Default" office:value-type="string" calcext:value-type="string">
            <text:p>time (s)</text:p>
          </table:table-cell>
          <table:table-cell/>
          <table:table-cell office:value-type="string" calcext:value-type="string">
            <text:p>minimum time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  <table:table-cell office:value-type="float" office:value="0.065243" calcext:value-type="float">
            <text:p>0,06524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MIN([.C3];[.E3];[.G3];[.I3];[.K3])"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  <table:table-cell office:value-type="float" office:value="0.037926" calcext:value-type="float">
            <text:p>0,037926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,019</text:p>
          </table:table-cell>
          <table:table-cell/>
          <table:table-cell table:formula="of:=MIN([.C4];[.E4];[.G4];[.I4];[.K4])"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  <table:table-cell office:value-type="float" office:value="0.054791" calcext:value-type="float">
            <text:p>0,054791</text:p>
          </table:table-cell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29" calcext:value-type="float">
            <text:p>1,29</text:p>
          </table:table-cell>
          <table:table-cell/>
          <table:table-cell table:formula="of:=MIN([.C5];[.E5];[.G5];[.I5];[.K5])"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  <table:table-cell office:value-type="float" office:value="0.056306" calcext:value-type="float">
            <text:p>0,0563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16.39" calcext:value-type="float">
            <text:p>316,39</text:p>
          </table:table-cell>
          <table:table-cell table:number-columns-repeated="3"/>
          <table:table-cell table:formula="of:=MIN([.C6];[.E6];[.G6];[.I6];[.K6])" office:value-type="float" office:value="0.056306" calcext:value-type="float">
            <text:p>0,05630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  <table:table-cell office:value-type="float" office:value="0.598337" calcext:value-type="float">
            <text:p>0,5983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table:number-columns-repeated="3"/>
          <table:table-cell table:formula="of:=MIN([.C7];[.E7];[.G7];[.I7];[.K7]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,000841</text:p>
          </table:table-cell>
          <table:table-cell table:number-columns-repeated="3"/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MIN([.C8];[.E8];[.G8];[.I8];[.K8])" office:value-type="float" office:value="0.000841" calcext:value-type="float">
            <text:p>0,000841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  <table:table-cell office:value-type="float" office:value="0.00341" calcext:value-type="float">
            <text:p>0,00341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number-columns-repeated="7"/>
          <table:table-cell table:formula="of:=MIN([.C9];[.E9];[.G9];[.I9];[.K9])" office:value-type="float" office:value="0.00341" calcext:value-type="float">
            <text:p>0,0034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float" office:value="0.001472" calcext:value-type="float">
            <text:p>0,001472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0.093" calcext:value-type="float">
            <text:p>0,093</text:p>
          </table:table-cell>
          <table:table-cell/>
          <table:table-cell table:formula="of:=MIN([.C10];[.E10];[.G10];[.I10];[.K10])" office:value-type="float" office:value="0.001472" calcext:value-type="float">
            <text:p>0,00147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office:value-type="float" office:value="28.436183" calcext:value-type="float">
            <text:p>28,43618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,019</text:p>
          </table:table-cell>
          <table:table-cell/>
          <table:table-cell table:formula="of:=MIN([.C11];[.E11];[.G11];[.I11];[.K11]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  <table:table-cell office:value-type="float" office:value="0.251108" calcext:value-type="float">
            <text:p>0,2511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table:number-columns-repeated="3"/>
          <table:table-cell table:formula="of:=MIN([.C12];[.E12];[.G12];[.I12];[.K12]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  <table:table-cell office:value-type="float" office:value="13.115011" calcext:value-type="float">
            <text:p>13,115011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,11</text:p>
          </table:table-cell>
          <table:table-cell table:number-columns-repeated="3"/>
          <table:table-cell table:formula="of:=MIN([.C13];[.E13];[.G13];[.I13];[.K13]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  <table:table-cell office:value-type="float" office:value="0.240157" calcext:value-type="float">
            <text:p>0,24015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,46</text:p>
          </table:table-cell>
          <table:table-cell table:number-columns-repeated="3"/>
          <table:table-cell table:formula="of:=MIN([.C14];[.E14];[.G14];[.I14];[.K14])" office:value-type="float" office:value="0.240157" calcext:value-type="float">
            <text:p>0,240157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float" office:value="22.669878" calcext:value-type="float">
            <text:p>22,669878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table:formula="of:=MIN([.C15];[.E15];[.G15];[.I15];[.K15])"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  <table:table-cell office:value-type="float" office:value="0.064425" calcext:value-type="float">
            <text:p>0,0644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formula="of:=MIN([.C16];[.E16];[.G16];[.I16];[.K16]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  <table:table-cell office:value-type="float" office:value="0.592188" calcext:value-type="float">
            <text:p>0,59218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table:number-columns-repeated="3"/>
          <table:table-cell table:formula="of:=MIN([.C17];[.E17];[.G17];[.I17];[.K17])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  <table:table-cell office:value-type="float" office:value="0.3426" calcext:value-type="float">
            <text:p>0,3426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,96</text:p>
          </table:table-cell>
          <table:table-cell/>
          <table:table-cell table:formula="of:=MIN([.C18];[.E18];[.G18];[.I18];[.K18])" office:value-type="float" office:value="0.3426" calcext:value-type="float">
            <text:p>0,3426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  <table:table-cell office:value-type="float" office:value="0.08463" calcext:value-type="float">
            <text:p>0,08463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table:number-columns-repeated="7"/>
          <table:table-cell table:formula="of:=MIN([.C19];[.E19];[.G19];[.I19];[.K19]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  <table:table-cell office:value-type="float" office:value="0.985767" calcext:value-type="float">
            <text:p>0,985767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224" calcext:value-type="float">
            <text:p>0,2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formula="of:=MIN([.C20];[.E20];[.G20];[.I20];[.K20]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  <table:table-cell office:value-type="float" office:value="15.230707" calcext:value-type="float">
            <text:p>15,230707</text:p>
          </table:table-cell>
          <table:table-cell table:number-columns-repeated="3"/>
          <table:table-cell office:value-type="float" office:value="0.552" calcext:value-type="float">
            <text:p>0,5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8" calcext:value-type="float">
            <text:p>0,018</text:p>
          </table:table-cell>
          <table:table-cell/>
          <table:table-cell table:formula="of:=MIN([.C21];[.E21];[.G21];[.I21];[.K21])"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 office:value-type="float" office:value="0.318571" calcext:value-type="float">
            <text:p>0,318571</text:p>
          </table:table-cell>
          <table:table-cell table:number-columns-repeated="3"/>
          <table:table-cell office:value-type="float" office:value="0.064" calcext:value-type="float">
            <text:p>0,06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MIN([.C22];[.E22];[.G22];[.I22];[.K22])" office:value-type="float" office:value="0.005" calcext:value-type="float">
            <text:p>0,00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formula="of:=AVERAGE([.C3:.C22])" office:value-type="float" office:value="4.15747755" calcext:value-type="float">
            <text:p>4,15747755</text:p>
          </table:table-cell>
          <table:table-cell/>
          <table:table-cell table:style-name="Default" table:formula="of:=AVERAGE([.E3:.E22])" office:value-type="float" office:value="0.105555555555556" calcext:value-type="float">
            <text:p>0,1055555556</text:p>
          </table:table-cell>
          <table:table-cell/>
          <table:table-cell table:style-name="Default" table:formula="of:=AVERAGE([.G3:.G22])" office:value-type="float" office:value="0.12" calcext:value-type="float">
            <text:p>0,12</text:p>
          </table:table-cell>
          <table:table-cell/>
          <table:table-cell table:style-name="Default" table:formula="of:=AVERAGE([.I3:.I22])" office:value-type="float" office:value="22.7121428571429" calcext:value-type="float">
            <text:p>22,7121428571</text:p>
          </table:table-cell>
          <table:table-cell/>
          <table:table-cell table:style-name="Default" table:formula="of:=AVERAGE([.K3:.K22])" office:value-type="float" office:value="0.269888888888889" calcext:value-type="float">
            <text:p>0,2698888889</text:p>
          </table:table-cell>
          <table:table-cell table:number-columns-repeated="2"/>
        </table:table-row>
        <calcext:conditional-formats>
          <calcext:conditional-format calcext:target-range-address="Sheet1.C3:Sheet1.C22 Sheet1.E3:Sheet1.E22 Sheet1.G3:Sheet1.G22 Sheet1.I3:Sheet1.I22 Sheet1.K3:Sheet1.K22">
            <calcext:condition calcext:apply-style-name="red" calcext:value="&gt;10*[.$M3]" calcext:base-cell-address="Sheet1.C3"/>
            <calcext:condition calcext:apply-style-name="green" calcext:value="=[.$M3]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.00.0000</text:date>, <text:time style:data-style-name="N2" text:time-value="17:14:25.7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1:20.195000000</meta:creation-date>
    <dc:date>2016-08-09T17:37:21.898000000</dc:date>
    <meta:editing-duration>PT55M45S</meta:editing-duration>
    <meta:editing-cycles>14</meta:editing-cycles>
    <meta:generator>LibreOffice/5.1.0.3$Windows_x86 LibreOffice_project/5e3e00a007d9b3b6efb6797a8b8e57b51ab1f737</meta:generator>
    <meta:document-statistic meta:table-count="1" meta:cell-count="173" meta:object-count="0"/>
  </office:meta>
</office:document-meta>
</file>